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0.993cm" style:rel-column-width="3425*"/>
    </style:style>
    <style:style style:name="Table3.B" style:family="table-column">
      <style:table-column-properties style:column-width="0.901cm" style:rel-column-width="3108*"/>
    </style:style>
    <style:style style:name="Table3.C" style:family="table-column">
      <style:table-column-properties style:column-width="4.103cm" style:rel-column-width="14150*"/>
    </style:style>
    <style:style style:name="Table3.E" style:family="table-column">
      <style:table-column-properties style:column-width="2.307cm" style:rel-column-width="7957*"/>
    </style:style>
    <style:style style:name="Table3.F" style:family="table-column">
      <style:table-column-properties style:column-width="2.212cm" style:rel-column-width="7629*"/>
    </style:style>
    <style:style style:name="Table3.G" style:family="table-column">
      <style:table-column-properties style:column-width="0.189cm" style:rel-column-width="650*"/>
    </style:style>
    <style:style style:name="Table3.H" style:family="table-column">
      <style:table-column-properties style:column-width="0.804cm" style:rel-column-width="2774*"/>
    </style:style>
    <style:style style:name="Table3.I" style:family="table-column">
      <style:table-column-properties style:column-width="5.004cm" style:rel-column-width="17259*"/>
    </style:style>
    <style:style style:name="Table3.J" style:family="table-column">
      <style:table-column-properties style:column-width="1.496cm" style:rel-column-width="5158*"/>
    </style:style>
    <style:style style:name="Table3.1" style:family="table-row">
      <style:table-row-properties style:min-row-height="1.808cm"/>
    </style:style>
    <style:style style:name="Table3.A1" style:family="table-cell">
      <style:table-cell-properties style:vertical-align="middle" fo:padding="0.097cm" fo:border="none"/>
    </style:style>
    <style:style style:name="Table3.A2" style:family="table-cell">
      <style:table-cell-properties fo:padding="0.097cm" fo:border-left="1pt solid #000000" fo:border-right="1pt solid #000000" fo:border-top="1pt solid #000000" fo:border-bottom="1.25pt solid #000000"/>
    </style:style>
    <style:style style:name="Table3.A3" style:family="table-cell">
      <style:table-cell-properties fo:padding="0.097cm" fo:border-left="0.5pt solid #000000" fo:border-right="none" fo:border-top="0.5pt solid #000000" fo:border-bottom="none"/>
    </style:style>
    <style:style style:name="Table3.C3" style:family="table-cell">
      <style:table-cell-properties fo:padding="0.097cm" fo:border-left="none" fo:border-right="none" fo:border-top="0.5pt solid #000000" fo:border-bottom="none"/>
    </style:style>
    <style:style style:name="Table3.F3" style:family="table-cell">
      <style:table-cell-properties fo:padding="0.097cm" fo:border-left="none" fo:border-right="none" fo:border-top="0.5pt solid #000000" fo:border-bottom="none"/>
    </style:style>
    <style:style style:name="Table3.H3" style:family="table-cell">
      <style:table-cell-properties fo:padding="0.097cm" fo:border-left="none" fo:border-right="0.5pt solid #000000" fo:border-top="0.5pt solid #000000" fo:border-bottom="none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C4" style:family="table-cell">
      <style:table-cell-properties fo:padding="0.097cm" fo:border-left="none" fo:border-right="none" fo:border-top="none" fo:border-bottom="0.5pt solid #000000"/>
    </style:style>
    <style:style style:name="Table3.F4" style:family="table-cell">
      <style:table-cell-properties fo:padding="0.097cm" fo:border-left="none" fo:border-right="none" fo:border-top="none" fo:border-bottom="0.5pt solid #000000"/>
    </style:style>
    <style:style style:name="Table3.H4" style:family="table-cell">
      <style:table-cell-properties fo:padding="0.097cm" fo:border-left="none" fo:border-right="0.5pt solid #000000" fo:border-top="none" fo:border-bottom="0.5pt solid #000000"/>
    </style:style>
    <style:style style:name="Table3.A5" style:family="table-cell">
      <style:table-cell-properties fo:padding="0.097cm" fo:border="none"/>
    </style:style>
    <style:style style:name="Table3.A6" style:family="table-cell">
      <style:table-cell-properties fo:padding="0.097cm" fo:border="1.25pt solid #000000"/>
    </style:style>
    <style:style style:name="Table3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8" style:family="table-cell">
      <style:table-cell-properties fo:padding="0.097cm" fo:border-left="0.05pt solid #000000" fo:border-right="none" fo:border-top="none" fo:border-bottom="none"/>
    </style:style>
    <style:style style:name="Table3.B8" style:family="table-cell">
      <style:table-cell-properties fo:padding="0.097cm" fo:border="none"/>
    </style:style>
    <style:style style:name="Table3.D8" style:family="table-cell">
      <style:table-cell-properties fo:padding="0.097cm" fo:border="none"/>
    </style:style>
    <style:style style:name="Table3.E8" style:family="table-cell">
      <style:table-cell-properties fo:padding="0.097cm" fo:border="none"/>
    </style:style>
    <style:style style:name="Table3.G8" style:family="table-cell">
      <style:table-cell-properties fo:padding="0.097cm" fo:border="none"/>
    </style:style>
    <style:style style:name="Table3.I8" style:family="table-cell">
      <style:table-cell-properties fo:padding="0.097cm" fo:border="none"/>
    </style:style>
    <style:style style:name="Table3.J8" style:family="table-cell">
      <style:table-cell-properties fo:padding="0.097cm" fo:border-left="none" fo:border-right="0.05pt solid #000000" fo:border-top="none" fo:border-bottom="none"/>
    </style:style>
    <style:style style:name="Table3.A9" style:family="table-cell">
      <style:table-cell-properties fo:padding="0.097cm" fo:border-left="0.05pt solid #000000" fo:border-right="none" fo:border-top="none" fo:border-bottom="none"/>
    </style:style>
    <style:style style:name="Table3.B9" style:family="table-cell">
      <style:table-cell-properties fo:padding="0.097cm" fo:border="none"/>
    </style:style>
    <style:style style:name="Table3.D9" style:family="table-cell">
      <style:table-cell-properties fo:padding="0.097cm" fo:border="none"/>
    </style:style>
    <style:style style:name="Table3.E9" style:family="table-cell">
      <style:table-cell-properties fo:padding="0.097cm" fo:border="none"/>
    </style:style>
    <style:style style:name="Table3.G9" style:family="table-cell">
      <style:table-cell-properties fo:padding="0.097cm" fo:border="none"/>
    </style:style>
    <style:style style:name="Table3.I9" style:family="table-cell">
      <style:table-cell-properties fo:padding="0.097cm" fo:border="none"/>
    </style:style>
    <style:style style:name="Table3.J9" style:family="table-cell">
      <style:table-cell-properties fo:padding="0.097cm" fo:border-left="none" fo:border-right="0.05pt solid #000000" fo:border-top="none" fo:border-bottom="none"/>
    </style:style>
    <style:style style:name="Table3.10" style:family="table-row">
      <style:table-row-properties style:row-height="0.27cm"/>
    </style:style>
    <style:style style:name="Table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="none"/>
    </style:style>
    <style:style style:name="Table3.A12" style:family="table-cell">
      <style:table-cell-properties fo:padding="0.097cm" fo:border="1.25pt solid #000000"/>
    </style:style>
    <style:style style:name="Tabela5" style:family="table">
      <style:table-properties style:width="19.002cm" fo:margin-left="-0.111cm" fo:break-before="column" table:align="left" style:writing-mode="page"/>
    </style:style>
    <style:style style:name="Tabela5.A" style:family="table-column">
      <style:table-column-properties style:column-width="1.909cm"/>
    </style:style>
    <style:style style:name="Tabela5.B" style:family="table-column">
      <style:table-column-properties style:column-width="5.992cm"/>
    </style:style>
    <style:style style:name="Tabela5.C" style:family="table-column">
      <style:table-column-properties style:column-width="1.605cm"/>
    </style:style>
    <style:style style:name="Tabela5.D" style:family="table-column">
      <style:table-column-properties style:column-width="9.497cm"/>
    </style:style>
    <style:style style:name="Tabela5.A1" style:family="table-cell">
      <style:table-cell-properties fo:padding="0.097cm" fo:border="1.25pt solid #000000"/>
    </style:style>
    <style:style style:name="Tabela5.A2" style:family="table-cell">
      <style:table-cell-properties fo:padding="0.097cm" fo:border-left="0.5pt solid #000000" fo:border-right="none" fo:border-top="0.5pt solid #000000" fo:border-bottom="none"/>
    </style:style>
    <style:style style:name="Tabela5.B2" style:family="table-cell">
      <style:table-cell-properties fo:padding="0.097cm" fo:border-left="none" fo:border-right="0.5pt solid #000000" fo:border-top="0.5pt solid #000000" fo:border-bottom="none"/>
    </style:style>
    <style:style style:name="Tabela5.A3" style:family="table-cell">
      <style:table-cell-properties fo:padding="0.097cm" fo:border-left="0.5pt solid #000000" fo:border-right="none" fo:border-top="none" fo:border-bottom="0.5pt solid #000000"/>
    </style:style>
    <style:style style:name="Tabela5.B3" style:family="table-cell">
      <style:table-cell-properties fo:padding="0.097cm" fo:border-left="none" fo:border-right="none" fo:border-top="none" fo:border-bottom="0.5pt solid #000000"/>
    </style:style>
    <style:style style:name="Tabela5.D3" style:family="table-cell">
      <style:table-cell-properties fo:padding="0.097cm" fo:border-left="none" fo:border-right="0.5pt solid #000000" fo:border-top="none" fo:border-bottom="0.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602cm" style:rel-column-width="5524*"/>
    </style:style>
    <style:style style:name="Tabela2.B" style:family="table-column">
      <style:table-column-properties style:column-width="7.684cm" style:rel-column-width="26501*"/>
    </style:style>
    <style:style style:name="Tabela2.C" style:family="table-column">
      <style:table-column-properties style:column-width="2.408cm" style:rel-column-width="8304*"/>
    </style:style>
    <style:style style:name="Tabela2.D" style:family="table-column">
      <style:table-column-properties style:column-width="3.611cm" style:rel-column-width="12453*"/>
    </style:style>
    <style:style style:name="Tabela2.E" style:family="table-column">
      <style:table-column-properties style:column-width="3.697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1" style:family="table">
      <style:table-properties style:width="19.001cm" fo:break-before="column" table:align="margins" style:writing-mode="page"/>
    </style:style>
    <style:style style:name="Tabela1.A" style:family="table-column">
      <style:table-column-properties style:column-width="1.602cm" style:rel-column-width="5524*"/>
    </style:style>
    <style:style style:name="Tabela1.B" style:family="table-column">
      <style:table-column-properties style:column-width="7.684cm" style:rel-column-width="26501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7cm" style:rel-column-width="12753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48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536cm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writing-mode="page"/>
    </style:style>
    <style:style style:name="Tabela6.A" style:family="table-column">
      <style:table-column-properties style:column-width="1.492cm" style:rel-column-width="5146*"/>
    </style:style>
    <style:style style:name="Tabela6.B" style:family="table-column">
      <style:table-column-properties style:column-width="7.504cm" style:rel-column-width="25880*"/>
    </style:style>
    <style:style style:name="Tabela6.C" style:family="table-column">
      <style:table-column-properties style:column-width="1.002cm" style:rel-column-width="3455*"/>
    </style:style>
    <style:style style:name="Tabela6.D" style:family="table-column">
      <style:table-column-properties style:column-width="7.502cm" style:rel-column-width="25874*"/>
    </style:style>
    <style:style style:name="Tabela6.E" style:family="table-column">
      <style:table-column-properties style:column-width="1.501cm" style:rel-column-width="5180*"/>
    </style:style>
    <style:style style:name="Tabela6.A1" style:family="table-cell">
      <style:table-cell-properties fo:padding="0.097cm" fo:border="none"/>
    </style:style>
    <style:style style:name="Tabela6.B1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officeooo:paragraph-rsid="01a8d881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8" style:family="paragraph" style:parent-style-name="Standard">
      <style:text-properties style:font-name="FreeSerif" fo:font-size="9pt" officeooo:rsid="0029fe5d" officeooo:paragraph-rsid="001c9f96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01c9f96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11" style:family="paragraph" style:parent-style-name="Standard">
      <style:text-properties style:font-name="FreeSerif" fo:font-size="9pt" officeooo:rsid="0314b8fc" officeooo:paragraph-rsid="0314b8fc" style:font-size-asian="9pt" style:font-size-complex="9pt"/>
    </style:style>
    <style:style style:name="P12" style:family="paragraph" style:parent-style-name="Standard">
      <style:text-properties style:font-name="FreeSerif" fo:font-size="9pt" officeooo:rsid="0314b8fc" officeooo:paragraph-rsid="0314e582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Serif" fo:font-size="9pt" fo:font-weight="bold" officeooo:rsid="0083d93f" officeooo:paragraph-rsid="0347eb17" style:font-size-asian="9pt" style:font-weight-asian="bold" style:font-size-complex="9pt" style:font-weight-complex="bold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style:font-name="FreeSerif" fo:font-size="8pt" officeooo:rsid="018ca7bf" officeooo:paragraph-rsid="0175bfcb" style:font-size-asian="8pt" style:font-size-complex="8pt"/>
    </style:style>
    <style:style style:name="P17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18" style:family="paragraph" style:parent-style-name="Standard">
      <style:paragraph-properties style:shadow="none"/>
      <style:text-properties style:font-name="FreeSerif" fo:font-size="9pt" fo:font-weight="normal" officeooo:rsid="00172e7c" officeooo:paragraph-rsid="0314e582" style:font-size-asian="9pt" style:font-weight-asian="normal" style:font-size-complex="9pt" style:font-weight-complex="normal"/>
    </style:style>
    <style:style style:name="P19" style:family="paragraph" style:parent-style-name="Standard">
      <style:paragraph-properties style:shadow="none"/>
      <style:text-properties style:font-name="FreeSerif" fo:font-size="9pt" officeooo:rsid="001fe8d0" officeooo:paragraph-rsid="030e660c" style:font-size-asian="9pt" style:font-size-complex="9pt"/>
    </style:style>
    <style:style style:name="P20" style:family="paragraph" style:parent-style-name="Standard">
      <style:paragraph-properties style:shadow="none"/>
      <style:text-properties style:font-name="FreeSerif" fo:font-size="9pt" officeooo:rsid="001fe8d0" officeooo:paragraph-rsid="0314e582" style:font-size-asian="9pt" style:font-size-complex="9pt"/>
    </style:style>
    <style:style style:name="P21" style:family="paragraph" style:parent-style-name="Table_20_Contents">
      <style:paragraph-properties style:shadow="none"/>
      <style:text-properties style:font-name="FreeSerif" fo:font-size="9pt" fo:font-weight="bold" officeooo:rsid="030c38d4" officeooo:paragraph-rsid="030c38d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style:shadow="none"/>
      <style:text-properties style:font-name="FreeSerif" fo:font-size="9pt" fo:font-weight="bold" officeooo:rsid="017b9533" officeooo:paragraph-rsid="030e660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style:shadow="none"/>
      <style:text-properties style:font-name="FreeSerif" fo:font-size="9pt" fo:font-weight="normal" officeooo:rsid="005ce979" officeooo:paragraph-rsid="0314e582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style:shadow="none"/>
      <style:text-properties style:font-name="FreeSerif" fo:font-size="9pt" fo:font-weight="normal" officeooo:rsid="001fe8d0" officeooo:paragraph-rsid="0314e582" style:font-size-asian="9pt" style:font-weight-asian="normal" style:font-size-complex="9pt" style:font-weight-complex="normal"/>
    </style:style>
    <style:style style:name="P25" style:family="paragraph" style:parent-style-name="Table_20_Contents">
      <loext:graphic-properties draw:fill="none"/>
      <style:paragraph-properties fo:background-color="transparent" style:writing-mode="page"/>
    </style:style>
    <style:style style:name="P26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27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2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29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1c0caf5"/>
    </style:style>
    <style:style style:name="P30" style:family="paragraph" style:parent-style-name="Table_20_Contents">
      <style:paragraph-properties fo:text-align="start" style:justify-single-word="false" style:vertical-align="bottom" style:writing-mode="page"/>
      <style:text-properties officeooo:paragraph-rsid="032a488a"/>
    </style:style>
    <style:style style:name="P31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0ff35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47eb17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14b8fc" officeooo:paragraph-rsid="0314b8fc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159ceb8" officeooo:paragraph-rsid="0159ceb8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497b68" officeooo:paragraph-rsid="03497b68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47eb17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5f6346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34a695e" officeooo:paragraph-rsid="034a695e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5f6346" officeooo:paragraph-rsid="035f6346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9pt" officeooo:rsid="004a6b1e" officeooo:paragraph-rsid="004a6b1e" style:font-size-asian="9pt" style:font-size-complex="9pt"/>
    </style:style>
    <style:style style:name="P45" style:family="paragraph" style:parent-style-name="Table_20_Contents">
      <style:paragraph-properties fo:text-align="end" style:justify-single-word="false"/>
      <style:text-properties style:font-name="FreeSerif" fo:font-size="9pt" officeooo:paragraph-rsid="001c9f96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FreeSerif" fo:font-size="8pt" officeooo:rsid="032a488a" officeooo:paragraph-rsid="032a488a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FreeSerif" officeooo:rsid="03577403" officeooo:paragraph-rsid="03577403"/>
    </style:style>
    <style:style style:name="P48" style:family="paragraph" style:parent-style-name="Table_20_Contents">
      <style:paragraph-properties fo:text-align="center" style:justify-single-word="false"/>
      <style:text-properties style:font-name="FreeSerif"/>
    </style:style>
    <style:style style:name="P49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6pt" fo:font-weight="bold" officeooo:rsid="00651a18" officeooo:paragraph-rsid="030a2239" style:font-size-asian="16pt" style:font-weight-asian="bold" style:font-size-complex="16pt" style:font-weight-complex="bold"/>
    </style:style>
    <style:style style:name="P50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03efcba" style:font-size-asian="12pt" style:font-weight-asian="bold" style:font-size-complex="12pt" style:font-weight-complex="bold"/>
    </style:style>
    <style:style style:name="P51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17920f8" style:font-size-asian="9pt" style:font-weight-asian="bold" style:font-size-complex="9pt" style:font-weight-complex="bold"/>
    </style:style>
    <style:style style:name="P52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17920f8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margin-left="0.199cm" fo:margin-right="0.4cm" fo:text-align="end" style:justify-single-word="false" fo:text-indent="0cm" style:auto-text-indent="false" style:shadow="none"/>
      <style:text-properties style:font-name="FreeSerif" fo:font-size="10pt" fo:font-style="normal" fo:font-weight="bold" officeooo:rsid="0159ceb8" officeooo:paragraph-rsid="0159ceb8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FreeSerif" fo:font-size="9pt" fo:font-weight="normal" officeooo:rsid="034a695e" officeooo:paragraph-rsid="034a695e" style:font-size-asian="9pt" style:font-weight-asian="normal" style:font-size-complex="9pt" style:font-weight-complex="normal"/>
    </style:style>
    <style:style style:name="T1" style:family="text">
      <style:text-properties fo:font-weight="bold" officeooo:rsid="0049dd22" style:font-weight-asian="bold" style:font-weight-complex="bold"/>
    </style:style>
    <style:style style:name="T2" style:family="text">
      <style:text-properties officeooo:rsid="00616b6a"/>
    </style:style>
    <style:style style:name="T3" style:family="text">
      <style:text-properties officeooo:rsid="00da17c0"/>
    </style:style>
    <style:style style:name="T4" style:family="text">
      <style:text-properties officeooo:rsid="0029fe5d"/>
    </style:style>
    <style:style style:name="T5" style:family="text">
      <style:text-properties officeooo:rsid="01993fa9"/>
    </style:style>
    <style:style style:name="T6" style:family="text">
      <style:text-properties style:font-name="FreeSerif" fo:font-size="8pt" officeooo:rsid="0178b17d" style:font-size-asian="8pt" style:font-size-complex="8pt"/>
    </style:style>
    <style:style style:name="T7" style:family="text">
      <style:text-properties style:font-name="FreeSerif" fo:font-size="10pt" officeooo:rsid="017a74ec" style:font-size-asian="10pt" style:font-size-complex="10pt"/>
    </style:style>
    <style:style style:name="T8" style:family="text">
      <style:text-properties style:font-name="FreeSerif" fo:font-size="10pt" officeooo:rsid="017920f8" style:font-size-asian="10pt" style:font-size-complex="10pt"/>
    </style:style>
    <style:style style:name="T9" style:family="text">
      <style:text-properties style:font-name="FreeSerif" fo:font-size="10pt" officeooo:rsid="00113b61" style:font-size-asian="10pt" style:font-size-complex="10pt"/>
    </style:style>
    <style:style style:name="T10" style:family="text">
      <style:text-properties style:font-name="FreeSerif" fo:font-size="9pt" officeooo:rsid="02ff83f8" style:font-size-asian="9pt" style:font-size-complex="9pt"/>
    </style:style>
    <style:style style:name="T11" style:family="text">
      <style:text-properties style:font-name="FreeSerif" fo:font-size="9pt" officeooo:rsid="00113b61" style:font-size-asian="9pt" style:font-size-complex="9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9dd22" style:font-weight-asian="normal" style:font-weight-complex="normal"/>
    </style:style>
    <style:style style:name="T14" style:family="text">
      <style:text-properties fo:font-weight="normal" officeooo:rsid="00624234" style:font-weight-asian="normal" style:font-weight-complex="normal"/>
    </style:style>
    <style:style style:name="T15" style:family="text">
      <style:text-properties officeooo:rsid="033c0fde"/>
    </style:style>
    <style:style style:name="T16" style:family="text">
      <style:text-properties officeooo:rsid="0347eb17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nam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  <text:user-field-decl office:value-type="string" office:string-value="periodo_aquisitivo" text:name="py3o.periodo_aquisitivo"/>
        <text:user-field-decl office:value-type="string" office:string-value="periodo_gozo" text:name="py3o.periodo_gozo"/>
        <text:user-field-decl office:value-type="string" office:string-value="data_retorno" text:name="py3o.data_retorno"/>
        <text:user-field-decl office:value-type="string" office:string-value="object.employee_id.bank_account_id.bank.name" text:name="py3o.object.employee_id.bank_account_id.bank.name"/>
        <text:user-field-decl office:value-type="string" office:string-value="line.reference" text:name="py3o.line.reference"/>
        <text:user-field-decl office:value-type="string" office:string-value="object.msg_recebido" text:name="py3o.msg_recebido"/>
      </text:user-field-decls>
      <text:p text:style-name="P25"><text:a xlink:type="simple" xlink:href="py3o://if=%220%20==%201%22" text:style-name="Internet_20_link" text:visited-style-name="Visited_20_Internet_20_Link"><text:span text:style-name="T7">if="0 == 1"</text:span></text:a></text:p>
      <text:p text:style-name="P27">Este parágrafo não vai ser exibido, mas precisa existir para que o logo seja impresso corretamente</text:p>
      <text:p text:style-name="P27"><text:user-field-get text:name="py3o.company_logo">company_logo</text:user-field-get></text:p>
      <text:p text:style-name="P27"><text:user-field-get text:name="py3o.company_logo2">company_logo2</text:user-field-get></text:p>
      <text:p text:style-name="P26"><text:a xlink:type="simple" xlink:href="py3o:///if" text:style-name="Internet_20_link" text:visited-style-name="Visited_20_Internet_20_Link"><text:span text:style-name="T8">/if</text:span></text:a></text:p>
      <text:p text:style-name="P28"/>
      <text:p text:style-name="P15"><text:a xlink:type="simple" xlink:href="py3o://for=%22object%20in%20objects%22" text:style-name="Internet_20_link" text:visited-style-name="Visited_20_Internet_20_Link"><text:span text:style-name="T9">for="object in objects"</text:span></text:a>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draw:frame draw:style-name="fr1" draw:name="py3o.image(company_logo, 'png', isb64=True)" text:anchor-type="as-char" svg:width="4.755cm" svg:height="2cm" draw:z-index="0"><draw:text-box><text:p text:style-name="P4"/></draw:text-box></draw:frame></text:p>
          </table:table-cell>
          <table:table-cell table:style-name="Table1.B1" office:value-type="string">
            <text:p text:style-name="P50"><text:user-field-get text:name="py3o.object.company_id.legal_name">object.company_id.legal_name</text:user-field-get></text:p>
            <text:p text:style-name="P51"><text:user-field-get text:name="py3o.object.company_id.cnpj_cpf">object.company_id.cnpj_cpf</text:user-field-get></text:p>
            <text:p text:style-name="P52"><text:user-field-get text:name="py3o.object.company_id.street">object.company_id.street</text:user-field-get><text:s/><text:bookmark-start text:name="__DdeLink__347_1721793675"/><text:user-field-get text:name="py3o.object.company_id.street2">object.company_id.street2</text:user-field-get><text:bookmark-end text:name="__DdeLink__347_1721793675"/><text:s/><text:user-field-get text:name="py3o.object.company_id.zip">object.company_id.zip</text:user-field-get></text:p>
            <text:p text:style-name="P52"><text:user-field-get text:name="py3o.object.company_id.state_id.name">object.company_id.state_id.name</text:user-field-get><text:s/>- <text:user-field-get text:name="py3o.object.company_id.country_id.name">object.company_id.country_id.name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header-rows>
          <table:table-row table:style-name="Table3.1">
            <table:table-cell table:style-name="Table3.A1" table:number-columns-spanned="10" office:value-type="string">
              <text:p text:style-name="P49">RECIBO DE <text:span text:style-name="T16">FÉRI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3.A2" table:number-columns-spanned="10" office:value-type="string">
            <text:p text:style-name="P21">FUNCION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2" office:value-type="string">
            <text:p text:style-name="P22"><text:span text:style-name="T12">Nome:</text:span> </text:p>
          </table:table-cell>
          <table:covered-table-cell/>
          <table:table-cell table:style-name="Table3.C3" table:number-columns-spanned="3" office:value-type="string">
            <text:p text:style-name="P24"><text:user-field-get text:name="py3o.object.employee_id.name">object.employee_id.name</text:user-field-get></text:p>
          </table:table-cell>
          <table:covered-table-cell/>
          <table:covered-table-cell/>
          <table:table-cell table:style-name="Table3.F3" table:number-columns-spanned="2" office:value-type="string">
            <text:p text:style-name="P11">CPF: </text:p>
          </table:table-cell>
          <table:covered-table-cell/>
          <table:table-cell table:style-name="Table3.H3" table:number-columns-spanned="3" office:value-type="string">
            <text:p text:style-name="P12"><text:user-field-get text:name="py3o.object.employee_id.cpf">object.employee_id.cpf</text:user-field-get></text:p>
          </table:table-cell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9"><text:span text:style-name="T13">Fun</text:span><text:span text:style-name="T14">çã</text:span><text:span text:style-name="T13">o:</text:span><text:span text:style-name="T1"> </text:span></text:p>
          </table:table-cell>
          <table:covered-table-cell/>
          <table:table-cell table:style-name="Table3.C4" table:number-columns-spanned="3" office:value-type="string">
            <text:p text:style-name="P20"><text:user-field-get text:name="py3o.object.contract_id.job_id.name">object.contract_id.job_id.name</text:user-field-get></text:p>
          </table:table-cell>
          <table:covered-table-cell/>
          <table:covered-table-cell/>
          <table:table-cell table:style-name="Table3.F4" table:number-columns-spanned="2" office:value-type="string">
            <text:p text:style-name="P23">Admiss<text:span text:style-name="T3">ã</text:span>o:</text:p>
          </table:table-cell>
          <table:covered-table-cell/>
          <table:table-cell table:style-name="Table3.H4" table:number-columns-spanned="3" office:value-type="string">
            <text:p text:style-name="P18"><text:user-field-get text:name="py3o.object.data_admissao_fmt">object.data_admissao_fmt</text:user-field-get></text:p>
          </table:table-cell>
          <table:covered-table-cell/>
          <table:covered-table-cell/>
        </table:table-row>
        <table:table-row>
          <table:table-cell table:style-name="Table3.A5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10" office:value-type="string">
            <text:p text:style-name="P36">PERÍO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10" office:value-type="string">
            <text:p text:style-name="P54">Nos termos das disposições legais vigentes, suas férias serão concedidas conforme demonstrativo abaix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office:value-type="string">
            <text:p text:style-name="P41"/>
          </table:table-cell>
          <table:table-cell table:style-name="Table3.B8" table:number-columns-spanned="2" office:value-type="string">
            <text:p text:style-name="P42">Período Aquisitivo</text:p>
          </table:table-cell>
          <table:covered-table-cell/>
          <table:table-cell table:style-name="Table3.D8" office:value-type="string">
            <text:p text:style-name="P41"/>
          </table:table-cell>
          <table:table-cell table:style-name="Table3.E8" table:number-columns-spanned="2" office:value-type="string">
            <text:p text:style-name="P42">Período de Gozo</text:p>
          </table:table-cell>
          <table:covered-table-cell/>
          <table:table-cell table:style-name="Table3.G9" table:number-columns-spanned="2" office:value-type="string">
            <text:p text:style-name="P41"/>
          </table:table-cell>
          <table:covered-table-cell/>
          <table:table-cell table:style-name="Table3.I8" office:value-type="string">
            <text:p text:style-name="P42">Data de Retorno</text:p>
          </table:table-cell>
          <table:table-cell table:style-name="Table3.J9" office:value-type="string">
            <text:p text:style-name="P41"/>
          </table:table-cell>
        </table:table-row>
        <table:table-row>
          <table:table-cell table:style-name="Table3.A9" office:value-type="string">
            <text:p text:style-name="P38"/>
          </table:table-cell>
          <table:table-cell table:style-name="Table3.B9" table:number-columns-spanned="2" office:value-type="string">
            <text:p text:style-name="P41"><text:user-field-get text:name="py3o.periodo_aquisitivo">periodo_aquisitivo</text:user-field-get></text:p>
          </table:table-cell>
          <table:covered-table-cell/>
          <table:table-cell table:style-name="Table3.D9" office:value-type="string">
            <text:p text:style-name="P41"/>
          </table:table-cell>
          <table:table-cell table:style-name="Table3.E9" table:number-columns-spanned="2" office:value-type="string">
            <text:p text:style-name="P41"><text:user-field-get text:name="py3o.periodo_gozo">periodo_gozo</text:user-field-get></text:p>
          </table:table-cell>
          <table:covered-table-cell/>
          <table:table-cell table:style-name="Table3.G9" table:number-columns-spanned="2" office:value-type="string">
            <text:p text:style-name="P41"/>
          </table:table-cell>
          <table:covered-table-cell/>
          <table:table-cell table:style-name="Table3.I9" office:value-type="string">
            <text:p text:style-name="P41"><text:user-field-get text:name="py3o.data_retorno">data_retorno</text:user-field-get></text:p>
          </table:table-cell>
          <table:table-cell table:style-name="Table3.J9" office:value-type="string">
            <text:p text:style-name="P41"/>
          </table:table-cell>
        </table:table-row>
        <table:table-row table:style-name="Table3.10">
          <table:table-cell table:style-name="Table3.A10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1" table:number-columns-spanned="10" office:value-type="string">
            <text:p text:style-name="P33"/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column table:style-name="Tabela5.D"/>
              <table:table-header-rows>
                <table:table-row>
                  <table:table-cell table:style-name="Tabela5.A1" table:number-columns-spanned="4" office:value-type="string">
                    <text:p text:style-name="P32">CRÉDITO BANCÁRIO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5.A2" office:value-type="string">
                  <text:p text:style-name="P39">Banco:</text:p>
                </table:table-cell>
                <table:table-cell table:style-name="Tabela5.B2" table:number-columns-spanned="3" office:value-type="string">
                  <text:p text:style-name="P39"><text:user-field-get text:name="py3o.object.employee_id.bank_account_id.bank.bic">object.employee_id.bank_account_id.bank.nam</text:user-field-get><text:s text:c="2"/>- <text:user-field-get text:name="py3o.object.employee_id.bank_account_id.bank.name">object.employee_id.bank_account_id.bank.name</text:user-field-get></text:p>
                </table:table-cell>
                <table:covered-table-cell/>
                <table:covered-table-cell/>
              </table:table-row>
              <table:table-row>
                <table:table-cell table:style-name="Tabela5.A3" office:value-type="string">
                  <text:p text:style-name="P39">Agência: </text:p>
                </table:table-cell>
                <table:table-cell table:style-name="Tabela5.B3" office:value-type="string">
                  <text:p text:style-name="P39"><text:user-field-get text:name="py3o.object.employee_id.bank_account_id.bra_number">object.employee_id.bank_account_id.bra_number</text:user-field-get><text:s/><text:user-field-get text:name="py3o.object.employee_id.bank_account_id.bra_number_dig">object.employee_id.bank_account_id.bra_number_dig</text:user-field-get></text:p>
                </table:table-cell>
                <table:table-cell table:style-name="Tabela5.B3" office:value-type="string">
                  <text:p text:style-name="P43">Conta:</text:p>
                </table:table-cell>
                <table:table-cell table:style-name="Tabela5.D3" office:value-type="string">
                  <text:p text:style-name="P40"><text:user-field-get text:name="py3o.object.employee_id.bank_account_id.acc_number">object.employee_id.bank_account_id.acc_number</text:user-field-get><text:s/><text:user-field-get text:name="py3o.object.employee_id.bank_account_id.acc_number_dig">object.employee_id.bank_account_id.acc_number_dig</text:user-field-get><text:s/></text:p>
                </table:table-cell>
              </table:table-row>
            </table:table>
            <text:p text:style-name="P1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2" table:number-columns-spanned="10" office:value-type="string">
            <text:p text:style-name="P34">DEMONSTRATIVO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44">C<text:span text:style-name="T5">ó</text:span>d.</text:p>
          </table:table-cell>
          <table:table-cell table:style-name="Tabela2.A1" office:value-type="string">
            <text:p text:style-name="P44">Descri<text:span text:style-name="T2">ç</text:span>ão</text:p>
          </table:table-cell>
          <table:table-cell table:style-name="Tabela2.A1" office:value-type="string">
            <text:p text:style-name="P44">Referê<text:span text:style-name="T15">ncia</text:span></text:p>
          </table:table-cell>
          <table:table-cell table:style-name="Tabela2.A1" office:value-type="string">
            <text:p text:style-name="P44">Proventos</text:p>
          </table:table-cell>
          <table:table-cell table:style-name="Tabela2.E1" office:value-type="string">
            <text:p text:style-name="P44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6"><text:a xlink:type="simple" xlink:href="py3o://for=%22line%20in%20object.line_resume_ids%22" text:style-name="Internet_20_link" text:visited-style-name="Visited_20_Internet_20_Link"><text:span text:style-name="T10">for="line in object.line_resum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<text:user-field-get text:name="py3o.line.sequence">line.sequence</text:user-field-get></text:p>
          </table:table-cell>
          <table:table-cell table:style-name="Tabela1.A2" office:value-type="string">
            <text:p text:style-name="P8"><text:user-field-get text:name="py3o.line.display_name">line.display_name</text:user-field-get></text:p>
          </table:table-cell>
          <table:table-cell table:style-name="Tabela1.A2" office:value-type="string">
            <text:p text:style-name="P45"><text:user-field-get text:name="py3o.line.reference">line.reference</text:user-field-get></text:p>
          </table:table-cell>
          <table:table-cell table:style-name="Tabela1.A2" office:value-type="string">
            <text:p text:style-name="P9"><text:user-field-get text:name="py3o.line.valor_provento_fmt">line.valor_provento_fmt</text:user-field-get></text:p>
          </table:table-cell>
          <table:table-cell table:style-name="Tabela1.A1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ela1.A1" table:number-columns-spanned="5" office:value-type="string">
            <text:p text:style-name="P5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46"><text:s text:c="2"/><text:user-field-get text:name="py3o.msg_dependentes">msg_dependentes</text:user-field-get></text:p>
            <text:p text:style-name="P46"/>
            <text:p text:style-name="P46"><text:s/><text:user-field-get text:name="py3o.msg_aniversario">msg_aniversario</text:user-field-get></text:p>
          </table:table-cell>
          <table:table-cell table:style-name="Tabela3.A1" office:value-type="string">
            <text:p text:style-name="P35">Total Proventos</text:p>
          </table:table-cell>
          <table:table-cell table:style-name="Tabela3.C1" office:value-type="string">
            <text:p text:style-name="P35">Total Descontos</text:p>
          </table:table-cell>
        </table:table-row>
        <table:table-row>
          <table:covered-table-cell/>
          <table:table-cell table:style-name="Tabela3.B2" office:value-type="string">
            <text:p text:style-name="P37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3"><text:user-field-get text:name="py3o.object.total_descontos_fmt">object.total_descontos_fmt</text:user-field-get></text:p>
          </table:table-cell>
        </table:table-row>
        <table:table-row table:style-name="Tabela3.3">
          <table:covered-table-cell/>
          <table:table-cell table:style-name="Tabela3.B3" table:number-columns-spanned="2" office:value-type="string">
            <text:p text:style-name="P53">Valor líquido: <text:span text:style-name="T4"><text:user-field-get text:name="py3o.object.total_folha_fmt">object.total_folha_fmt</text:user-field-get></text:span></text:p>
          </table:table-cell>
          <table:covered-table-cell/>
        </table:table-row>
      </table:table>
      <text:p text:style-name="P30"><text:a xlink:type="simple" xlink:href="py3o:///for" text:style-name="Internet_20_link" text:visited-style-name="Visited_20_Internet_20_Link"><text:span text:style-name="T6">/for</text:span></text:a></text:p>
      <text:p text:style-name="P29"/>
      <text:p text:style-name="P29"/>
      <text:p text:style-name="P29"><text:bookmark-start text:name="__DdeLink__339_1279071241"/><text:user-field-get text:name="py3o.msg_recebido">object.msg_recebido</text:user-field-get><text:bookmark-end text:name="__DdeLink__339_1279071241"/></text:p>
      <text:p text:style-name="P29"/>
      <text:p text:style-name="P29">BRASILIA - DF, _________ de __________________ de _________</text:p>
      <text:p text:style-name="P2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ext:soft-page-break/>
        <table:table-row>
          <table:table-cell table:style-name="Tabela6.A1" office:value-type="string">
            <text:p text:style-name="P48"/>
          </table:table-cell>
          <table:table-cell table:style-name="Tabela6.B1" office:value-type="string">
            <text:p text:style-name="P48"/>
          </table:table-cell>
          <table:table-cell table:style-name="Tabela6.A1" office:value-type="string">
            <text:p text:style-name="P48"/>
          </table:table-cell>
          <table:table-cell table:style-name="Tabela6.B1" office:value-type="string">
            <text:p text:style-name="P48"/>
          </table:table-cell>
          <table:table-cell table:style-name="Tabela6.A1" office:value-type="string">
            <text:p text:style-name="P48"/>
          </table:table-cell>
        </table:table-row>
        <table:table-row>
          <table:table-cell table:style-name="Tabela6.A1" office:value-type="string">
            <text:p text:style-name="P47"/>
          </table:table-cell>
          <table:table-cell table:style-name="Tabela6.A1" office:value-type="string">
            <text:p text:style-name="P47">Assinatura do Empregado</text:p>
          </table:table-cell>
          <table:table-cell table:style-name="Tabela6.A1" office:value-type="string">
            <text:p text:style-name="P48"/>
          </table:table-cell>
          <table:table-cell table:style-name="Tabela6.A1" office:value-type="string">
            <text:p text:style-name="P47">Assinatura do Empregador</text:p>
          </table:table-cell>
          <table:table-cell table:style-name="Tabela6.A1" office:value-type="string">
            <text:p text:style-name="P48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9-26T11:32:21.492705198</dc:date>
    <meta:editing-duration>P5DT10H59M14S</meta:editing-duration>
    <meta:editing-cycles>557</meta:editing-cycles>
    <meta:generator>LibreOffice/6.0.6.2$Linux_X86_64 LibreOffice_project/00m0$Build-2</meta:generator>
    <meta:document-statistic meta:table-count="7" meta:image-count="0" meta:object-count="0" meta:page-count="2" meta:paragraph-count="63" meta:word-count="127" meta:character-count="1511" meta:non-whitespace-character-count="1435"/>
    <meta:user-defined meta:name="decimal_separator">,</meta:user-defined>
    <meta:user-defined meta:name="digit_separator">.</meta:user-defined>
    <meta:user-defined meta:name="float_format">"%.2f"</meta:user-defined>
  </office:meta>
</office:document-meta>
</file>